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rviceContext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Dispatcher.Path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amedDispatcher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getResource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Dispatcher.forward( ServletRequest request , 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getServletCont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getResourcePaths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rvletServiceContext.setContextPath( String contex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ServiceContext.getServiceName( String conne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Dispatcher.include( ServletRequest request , 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setConnections( Map conne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Dispatcher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Dispatcher.include( ServletRequest request , 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absolutizeURI( URI 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thDispatcher.forward( ServletRequest request , ServletResponse response , boolean superCa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rvletServiceContext.setServlet( Servlet serv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getDirectoryList( File file , String path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letServiceContext.getInitParameter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letServiceContext.getMoun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setConnectionServiceNames( Map connectionServletServic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getResourceAsStream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ServiceContext.setServiceName( String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getNamedContext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amedDispatcher.forward( ServletRequest request , 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amedDispatcher.NamedDispatcher( String servlet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ServiceContext.getInitParameterNam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letServiceContext.getContext( String uri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setInitParams(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getNamedDispatch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ServiceContex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getRequestDispatcher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ServiceContext.setMountPath( String moun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text.setAttributes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